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9"/>
    <style:style style:name="ce3" style:family="table-cell" style:parent-style-name="Default" style:data-style-name="N112"/>
    <style:style style:name="ce4" style:family="table-cell" style:parent-style-name="Default" style:data-style-name="N110"/>
    <style:style style:name="ce5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Australia_National_Age_and_Sex_2023_adverse_event_calc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office:value-type="string" calcext:value-type="string">
            <text:p>Femal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_M_under_70</text:p>
          </table:table-cell>
          <table:table-cell office:value-type="string" calcext:value-type="string">
            <text:p>N_F_under_70</text:p>
          </table:table-cell>
          <table:table-cell office:value-type="string" calcext:value-type="string">
            <text:p>N_under_70</text:p>
          </table:table-cell>
          <table:table-cell office:value-type="string" calcext:value-type="string">
            <text:p>N_M_under_30</text:p>
          </table:table-cell>
          <table:table-cell office:value-type="string" calcext:value-type="string">
            <text:p>N_M_tot</text:p>
          </table:table-cell>
          <table:table-cell office:value-type="string" calcext:value-type="string">
            <text:p>N_F_tot</text:p>
          </table:table-cell>
          <table:table-cell office:value-type="string" calcext:value-type="string">
            <text:p>N_tot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1773" calcext:value-type="float">
            <text:p>151773</text:p>
          </table:table-cell>
          <table:table-cell office:value-type="float" office:value="11742649" calcext:value-type="float">
            <text:p>11742649</text:p>
          </table:table-cell>
          <table:table-cell office:value-type="float" office:value="11684198" calcext:value-type="float">
            <text:p>11684198</text:p>
          </table:table-cell>
          <table:table-cell office:value-type="float" office:value="23426847" calcext:value-type="float">
            <text:p>23426847</text:p>
          </table:table-cell>
          <table:table-cell office:value-type="float" office:value="5162729" calcext:value-type="float">
            <text:p>5162729</text:p>
          </table:table-cell>
          <table:table-cell office:value-type="float" office:value="13235412" calcext:value-type="float">
            <text:p>13235412</text:p>
          </table:table-cell>
          <table:table-cell office:value-type="float" office:value="13423536" calcext:value-type="float">
            <text:p>13423536</text:p>
          </table:table-cell>
          <table:table-cell office:value-type="float" office:value="26658948" calcext:value-type="float">
            <text:p>26658948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59071" calcext:value-type="float">
            <text:p>1590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55219" calcext:value-type="float">
            <text:p>155219</text:p>
          </table:table-cell>
          <table:table-cell/>
          <table:table-cell office:value-type="string" calcext:value-type="string">
            <text:p>P_under_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54199" calcext:value-type="float">
            <text:p>154199</text:p>
          </table:table-cell>
          <table:table-cell/>
          <table:table-cell office:value-type="float" office:value="0.879" calcext:value-type="float">
            <text:p>0.8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58527" calcext:value-type="float">
            <text:p>1585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59779" calcext:value-type="float">
            <text:p>159779</text:p>
          </table:table-cell>
          <table:table-cell table:number-columns-repeated="2"/>
          <table:table-cell office:value-type="string" calcext:value-type="string">
            <text:p>p1_M_under_30</text:p>
          </table:table-cell>
          <table:table-cell office:value-type="string" calcext:value-type="string">
            <text:p>p2_not_M_under_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63514" calcext:value-type="float">
            <text:p>163514</text:p>
          </table:table-cell>
          <table:table-cell/>
          <table:table-cell table:style-name="ce2"/>
          <table:table-cell office:value-type="float" office:value="0.194" calcext:value-type="float">
            <text:p>0.194</text:p>
          </table:table-cell>
          <table:table-cell office:value-type="float" office:value="0.303" calcext:value-type="float">
            <text:p>0.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68240" calcext:value-type="float">
            <text:p>168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67557" calcext:value-type="float">
            <text:p>167557</text:p>
          </table:table-cell>
          <table:table-cell/>
          <table:table-cell office:value-type="string" calcext:value-type="string">
            <text:p>r_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169178" calcext:value-type="float">
            <text:p>169178</text:p>
          </table:table-cell>
          <table:table-cell/>
          <table:table-cell table:style-name="ce3" table:formula="of:=20/100000" office:value-type="float" office:value="0.0002" calcext:value-type="float">
            <text:p>0.000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71154" calcext:value-type="float">
            <text:p>171154</text:p>
          </table:table-cell>
          <table:table-cell/>
          <table:table-cell office:value-type="string" calcext:value-type="string">
            <text:p>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170393" calcext:value-type="float">
            <text:p>17039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69469" calcext:value-type="float">
            <text:p>169469</text:p>
          </table:table-cell>
          <table:table-cell/>
          <table:table-cell office:value-type="string" calcext:value-type="string">
            <text:p>r_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170954" calcext:value-type="float">
            <text:p>170954</text:p>
          </table:table-cell>
          <table:table-cell/>
          <table:table-cell table:style-name="ce4" table:formula="of:=[.F11]/[.F13]" office:value-type="float" office:value="0.00002" calcext:value-type="float">
            <text:p>0.00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69984" calcext:value-type="float">
            <text:p>1699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169780" calcext:value-type="float">
            <text:p>169780</text:p>
          </table:table-cell>
          <table:table-cell/>
          <table:table-cell office:value-type="string" calcext:value-type="string">
            <text:p>p_high_1</text:p>
          </table:table-cell>
          <table:table-cell office:value-type="string" calcext:value-type="string">
            <text:p>p_high_2</text:p>
          </table:table-cell>
          <table:table-cell office:value-type="string" calcext:value-type="string">
            <text:p>p_low_1</text:p>
          </table:table-cell>
          <table:table-cell office:value-type="string" calcext:value-type="string">
            <text:p>p_low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168629" calcext:value-type="float">
            <text:p>168629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161778" calcext:value-type="float">
            <text:p>161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161949" calcext:value-type="float">
            <text:p>161949</text:p>
          </table:table-cell>
          <table:table-cell/>
          <table:table-cell office:value-type="string" calcext:value-type="string">
            <text:p>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168256" calcext:value-type="float">
            <text:p>168256</text:p>
          </table:table-cell>
          <table:table-cell/>
          <table:table-cell table:style-name="ce5" table:formula="of:=[.F18]*[.F11]+[.H18]*[.F15]" office:value-type="float" office:value="0.0000596" calcext:value-type="float">
            <text:p>0.000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169290" calcext:value-type="float">
            <text:p>169290</text:p>
          </table:table-cell>
          <table:table-cell/>
          <table:table-cell office:value-type="string" calcext:value-type="string">
            <text:p>r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171573" calcext:value-type="float">
            <text:p>171573</text:p>
          </table:table-cell>
          <table:table-cell/>
          <table:table-cell table:style-name="ce4" table:formula="of:=[.F15]" office:value-type="float" office:value="0.00002" calcext:value-type="float">
            <text:p>0.00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181174" calcext:value-type="float">
            <text:p>1811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office:value-type="float" office:value="187532" calcext:value-type="float">
            <text:p>1875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187372" calcext:value-type="float">
            <text:p>1873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189843" calcext:value-type="float">
            <text:p>1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193260" calcext:value-type="float">
            <text:p>193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float" office:value="196116" calcext:value-type="float">
            <text:p>1961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199643" calcext:value-type="float">
            <text:p>1996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  <table:table-cell office:value-type="float" office:value="197523" calcext:value-type="float">
            <text:p>1975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196627" calcext:value-type="float">
            <text:p>1966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  <table:table-cell office:value-type="float" office:value="195772" calcext:value-type="float">
            <text:p>1957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198617" calcext:value-type="float">
            <text:p>1986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198590" calcext:value-type="float">
            <text:p>1985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  <table:table-cell office:value-type="float" office:value="195473" calcext:value-type="float">
            <text:p>1954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192755" calcext:value-type="float">
            <text:p>1927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  <table:table-cell office:value-type="float" office:value="192891" calcext:value-type="float">
            <text:p>19289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  <table:table-cell office:value-type="float" office:value="193971" calcext:value-type="float">
            <text:p>1939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192098" calcext:value-type="float">
            <text:p>1920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9" calcext:value-type="float">
            <text:p>39</text:p>
          </table:table-cell>
          <table:table-cell office:value-type="float" office:value="190542" calcext:value-type="float">
            <text:p>1905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189966" calcext:value-type="float">
            <text:p>1899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1" calcext:value-type="float">
            <text:p>41</text:p>
          </table:table-cell>
          <table:table-cell office:value-type="float" office:value="183470" calcext:value-type="float">
            <text:p>1834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177422" calcext:value-type="float">
            <text:p>1774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167923" calcext:value-type="float">
            <text:p>1679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4" calcext:value-type="float">
            <text:p>44</text:p>
          </table:table-cell>
          <table:table-cell office:value-type="float" office:value="163429" calcext:value-type="float">
            <text:p>163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158728" calcext:value-type="float">
            <text:p>158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office:value-type="float" office:value="157768" calcext:value-type="float">
            <text:p>1577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  <table:table-cell office:value-type="float" office:value="159218" calcext:value-type="float">
            <text:p>159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160178" calcext:value-type="float">
            <text:p>1601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9" calcext:value-type="float">
            <text:p>49</text:p>
          </table:table-cell>
          <table:table-cell office:value-type="float" office:value="162494" calcext:value-type="float">
            <text:p>1624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165738" calcext:value-type="float">
            <text:p>1657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1" calcext:value-type="float">
            <text:p>51</text:p>
          </table:table-cell>
          <table:table-cell office:value-type="float" office:value="170788" calcext:value-type="float">
            <text:p>1707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171813" calcext:value-type="float">
            <text:p>1718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160781" calcext:value-type="float">
            <text:p>1607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4" calcext:value-type="float">
            <text:p>54</text:p>
          </table:table-cell>
          <table:table-cell office:value-type="float" office:value="157893" calcext:value-type="float">
            <text:p>157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151566" calcext:value-type="float">
            <text:p>1515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6" calcext:value-type="float">
            <text:p>56</text:p>
          </table:table-cell>
          <table:table-cell office:value-type="float" office:value="148358" calcext:value-type="float">
            <text:p>148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147553" calcext:value-type="float">
            <text:p>147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8" calcext:value-type="float">
            <text:p>58</text:p>
          </table:table-cell>
          <table:table-cell office:value-type="float" office:value="148937" calcext:value-type="float">
            <text:p>1489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9" calcext:value-type="float">
            <text:p>59</text:p>
          </table:table-cell>
          <table:table-cell office:value-type="float" office:value="152390" calcext:value-type="float">
            <text:p>1523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0" calcext:value-type="float">
            <text:p>60</text:p>
          </table:table-cell>
          <table:table-cell office:value-type="float" office:value="153701" calcext:value-type="float">
            <text:p>1537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1" calcext:value-type="float">
            <text:p>61</text:p>
          </table:table-cell>
          <table:table-cell office:value-type="float" office:value="152194" calcext:value-type="float">
            <text:p>1521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2" calcext:value-type="float">
            <text:p>62</text:p>
          </table:table-cell>
          <table:table-cell office:value-type="float" office:value="149539" calcext:value-type="float">
            <text:p>1495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3" calcext:value-type="float">
            <text:p>63</text:p>
          </table:table-cell>
          <table:table-cell office:value-type="float" office:value="143097" calcext:value-type="float">
            <text:p>143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 office:value-type="float" office:value="139805" calcext:value-type="float">
            <text:p>1398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5" calcext:value-type="float">
            <text:p>65</text:p>
          </table:table-cell>
          <table:table-cell office:value-type="float" office:value="135317" calcext:value-type="float">
            <text:p>1353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6" calcext:value-type="float">
            <text:p>66</text:p>
          </table:table-cell>
          <table:table-cell office:value-type="float" office:value="131605" calcext:value-type="float">
            <text:p>131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128783" calcext:value-type="float">
            <text:p>128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8" calcext:value-type="float">
            <text:p>68</text:p>
          </table:table-cell>
          <table:table-cell office:value-type="float" office:value="123263" calcext:value-type="float">
            <text:p>123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9" calcext:value-type="float">
            <text:p>69</text:p>
          </table:table-cell>
          <table:table-cell office:value-type="float" office:value="118867" calcext:value-type="float">
            <text:p>118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0" calcext:value-type="float">
            <text:p>70</text:p>
          </table:table-cell>
          <table:table-cell office:value-type="float" office:value="117262" calcext:value-type="float">
            <text:p>1172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1" calcext:value-type="float">
            <text:p>71</text:p>
          </table:table-cell>
          <table:table-cell office:value-type="float" office:value="113289" calcext:value-type="float">
            <text:p>113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2" calcext:value-type="float">
            <text:p>72</text:p>
          </table:table-cell>
          <table:table-cell office:value-type="float" office:value="111169" calcext:value-type="float">
            <text:p>1111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3" calcext:value-type="float">
            <text:p>73</text:p>
          </table:table-cell>
          <table:table-cell office:value-type="float" office:value="107997" calcext:value-type="float">
            <text:p>107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4" calcext:value-type="float">
            <text:p>74</text:p>
          </table:table-cell>
          <table:table-cell office:value-type="float" office:value="103906" calcext:value-type="float">
            <text:p>103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103778" calcext:value-type="float">
            <text:p>1037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6" calcext:value-type="float">
            <text:p>76</text:p>
          </table:table-cell>
          <table:table-cell office:value-type="float" office:value="104878" calcext:value-type="float">
            <text:p>104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7" calcext:value-type="float">
            <text:p>77</text:p>
          </table:table-cell>
          <table:table-cell office:value-type="float" office:value="85567" calcext:value-type="float">
            <text:p>85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8" calcext:value-type="float">
            <text:p>78</text:p>
          </table:table-cell>
          <table:table-cell office:value-type="float" office:value="79260" calcext:value-type="float">
            <text:p>792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9" calcext:value-type="float">
            <text:p>79</text:p>
          </table:table-cell>
          <table:table-cell office:value-type="float" office:value="72834" calcext:value-type="float">
            <text:p>728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  <table:table-cell office:value-type="float" office:value="63054" calcext:value-type="float">
            <text:p>63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1" calcext:value-type="float">
            <text:p>81</text:p>
          </table:table-cell>
          <table:table-cell office:value-type="float" office:value="60266" calcext:value-type="float">
            <text:p>60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2" calcext:value-type="float">
            <text:p>82</text:p>
          </table:table-cell>
          <table:table-cell office:value-type="float" office:value="53176" calcext:value-type="float">
            <text:p>53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3" calcext:value-type="float">
            <text:p>83</text:p>
          </table:table-cell>
          <table:table-cell office:value-type="float" office:value="48962" calcext:value-type="float">
            <text:p>489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4" calcext:value-type="float">
            <text:p>84</text:p>
          </table:table-cell>
          <table:table-cell office:value-type="float" office:value="43582" calcext:value-type="float">
            <text:p>435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" calcext:value-type="float">
            <text:p>85</text:p>
          </table:table-cell>
          <table:table-cell office:value-type="float" office:value="38904" calcext:value-type="float">
            <text:p>389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6" calcext:value-type="float">
            <text:p>86</text:p>
          </table:table-cell>
          <table:table-cell office:value-type="float" office:value="34481" calcext:value-type="float">
            <text:p>3448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7" calcext:value-type="float">
            <text:p>87</text:p>
          </table:table-cell>
          <table:table-cell office:value-type="float" office:value="29301" calcext:value-type="float">
            <text:p>29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8" calcext:value-type="float">
            <text:p>88</text:p>
          </table:table-cell>
          <table:table-cell office:value-type="float" office:value="24383" calcext:value-type="float">
            <text:p>24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9" calcext:value-type="float">
            <text:p>89</text:p>
          </table:table-cell>
          <table:table-cell office:value-type="float" office:value="20474" calcext:value-type="float">
            <text:p>204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0" calcext:value-type="float">
            <text:p>90</text:p>
          </table:table-cell>
          <table:table-cell office:value-type="float" office:value="17100" calcext:value-type="float">
            <text:p>17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1" calcext:value-type="float">
            <text:p>91</text:p>
          </table:table-cell>
          <table:table-cell office:value-type="float" office:value="14137" calcext:value-type="float">
            <text:p>14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2" calcext:value-type="float">
            <text:p>92</text:p>
          </table:table-cell>
          <table:table-cell office:value-type="float" office:value="11918" calcext:value-type="float">
            <text:p>11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  <table:table-cell office:value-type="float" office:value="9619" calcext:value-type="float">
            <text:p>96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4" calcext:value-type="float">
            <text:p>94</text:p>
          </table:table-cell>
          <table:table-cell office:value-type="float" office:value="7223" calcext:value-type="float">
            <text:p>7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5" calcext:value-type="float">
            <text:p>95</text:p>
          </table:table-cell>
          <table:table-cell office:value-type="float" office:value="5203" calcext:value-type="float">
            <text:p>52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  <table:table-cell office:value-type="float" office:value="3747" calcext:value-type="float">
            <text:p>37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7" calcext:value-type="float">
            <text:p>97</text:p>
          </table:table-cell>
          <table:table-cell office:value-type="float" office:value="2878" calcext:value-type="float">
            <text:p>2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8" calcext:value-type="float">
            <text:p>98</text:p>
          </table:table-cell>
          <table:table-cell office:value-type="float" office:value="1843" calcext:value-type="float">
            <text:p>1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  <table:table-cell office:value-type="float" office:value="1094" calcext:value-type="float">
            <text:p>10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1478" calcext:value-type="float">
            <text:p>1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144086" calcext:value-type="float">
            <text:p>1440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51350" calcext:value-type="float">
            <text:p>1513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47210" calcext:value-type="float">
            <text:p>1472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46212" calcext:value-type="float">
            <text:p>1462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49253" calcext:value-type="float">
            <text:p>1492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51052" calcext:value-type="float">
            <text:p>151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54466" calcext:value-type="float">
            <text:p>1544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59160" calcext:value-type="float">
            <text:p>1591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57806" calcext:value-type="float">
            <text:p>157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59807" calcext:value-type="float">
            <text:p>1598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61139" calcext:value-type="float">
            <text:p>161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61637" calcext:value-type="float">
            <text:p>1616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60383" calcext:value-type="float">
            <text:p>1603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62331" calcext:value-type="float">
            <text:p>162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60164" calcext:value-type="float">
            <text:p>1601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160402" calcext:value-type="float">
            <text:p>1604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58050" calcext:value-type="float">
            <text:p>1580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152427" calcext:value-type="float">
            <text:p>1524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151206" calcext:value-type="float">
            <text:p>1512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156173" calcext:value-type="float">
            <text:p>1561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57139" calcext:value-type="float">
            <text:p>157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158893" calcext:value-type="float">
            <text:p>158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166468" calcext:value-type="float">
            <text:p>1664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174599" calcext:value-type="float">
            <text:p>174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177513" calcext:value-type="float">
            <text:p>1775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182026" calcext:value-type="float">
            <text:p>18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186703" calcext:value-type="float">
            <text:p>1867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190668" calcext:value-type="float">
            <text:p>190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195196" calcext:value-type="float">
            <text:p>1951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196221" calcext:value-type="float">
            <text:p>1962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198371" calcext:value-type="float">
            <text:p>1983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199663" calcext:value-type="float">
            <text:p>1996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202397" calcext:value-type="float">
            <text:p>202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202025" calcext:value-type="float">
            <text:p>202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198911" calcext:value-type="float">
            <text:p>1989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197587" calcext:value-type="float">
            <text:p>1975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196039" calcext:value-type="float">
            <text:p>1960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196118" calcext:value-type="float">
            <text:p>1961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float" office:value="195220" calcext:value-type="float">
            <text:p>1952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192590" calcext:value-type="float">
            <text:p>1925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91292" calcext:value-type="float">
            <text:p>191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 office:value-type="float" office:value="185113" calcext:value-type="float">
            <text:p>1851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float" office:value="180734" calcext:value-type="float">
            <text:p>1807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172603" calcext:value-type="float">
            <text:p>1726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4" calcext:value-type="float">
            <text:p>44</text:p>
          </table:table-cell>
          <table:table-cell office:value-type="float" office:value="169104" calcext:value-type="float">
            <text:p>169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164172" calcext:value-type="float">
            <text:p>1641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6" calcext:value-type="float">
            <text:p>46</text:p>
          </table:table-cell>
          <table:table-cell office:value-type="float" office:value="162580" calcext:value-type="float">
            <text:p>1625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161514" calcext:value-type="float">
            <text:p>1615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163280" calcext:value-type="float">
            <text:p>1632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165859" calcext:value-type="float">
            <text:p>1658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69729" calcext:value-type="float">
            <text:p>1697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176418" calcext:value-type="float">
            <text:p>1764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178241" calcext:value-type="float">
            <text:p>1782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3" calcext:value-type="float">
            <text:p>53</text:p>
          </table:table-cell>
          <table:table-cell office:value-type="float" office:value="165868" calcext:value-type="float">
            <text:p>1658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float" office:value="163822" calcext:value-type="float">
            <text:p>1638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156822" calcext:value-type="float">
            <text:p>1568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6" calcext:value-type="float">
            <text:p>56</text:p>
          </table:table-cell>
          <table:table-cell office:value-type="float" office:value="153218" calcext:value-type="float">
            <text:p>1532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152626" calcext:value-type="float">
            <text:p>1526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154505" calcext:value-type="float">
            <text:p>1545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158789" calcext:value-type="float">
            <text:p>1587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float" office:value="160464" calcext:value-type="float">
            <text:p>160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  <table:table-cell office:value-type="float" office:value="159093" calcext:value-type="float">
            <text:p>1590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2" calcext:value-type="float">
            <text:p>62</text:p>
          </table:table-cell>
          <table:table-cell office:value-type="float" office:value="157824" calcext:value-type="float">
            <text:p>1578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  <table:table-cell office:value-type="float" office:value="152462" calcext:value-type="float">
            <text:p>1524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149211" calcext:value-type="float">
            <text:p>1492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5" calcext:value-type="float">
            <text:p>65</text:p>
          </table:table-cell>
          <table:table-cell office:value-type="float" office:value="145907" calcext:value-type="float">
            <text:p>1459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6" calcext:value-type="float">
            <text:p>66</text:p>
          </table:table-cell>
          <table:table-cell office:value-type="float" office:value="141782" calcext:value-type="float">
            <text:p>1417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7" calcext:value-type="float">
            <text:p>67</text:p>
          </table:table-cell>
          <table:table-cell office:value-type="float" office:value="138097" calcext:value-type="float">
            <text:p>1380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8" calcext:value-type="float">
            <text:p>68</text:p>
          </table:table-cell>
          <table:table-cell office:value-type="float" office:value="134441" calcext:value-type="float">
            <text:p>1344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9" calcext:value-type="float">
            <text:p>69</text:p>
          </table:table-cell>
          <table:table-cell office:value-type="float" office:value="129967" calcext:value-type="float">
            <text:p>129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" calcext:value-type="float">
            <text:p>70</text:p>
          </table:table-cell>
          <table:table-cell office:value-type="float" office:value="127472" calcext:value-type="float">
            <text:p>1274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1" calcext:value-type="float">
            <text:p>71</text:p>
          </table:table-cell>
          <table:table-cell office:value-type="float" office:value="123100" calcext:value-type="float">
            <text:p>123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2" calcext:value-type="float">
            <text:p>72</text:p>
          </table:table-cell>
          <table:table-cell office:value-type="float" office:value="120870" calcext:value-type="float">
            <text:p>1208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3" calcext:value-type="float">
            <text:p>73</text:p>
          </table:table-cell>
          <table:table-cell office:value-type="float" office:value="117863" calcext:value-type="float">
            <text:p>1178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4" calcext:value-type="float">
            <text:p>74</text:p>
          </table:table-cell>
          <table:table-cell office:value-type="float" office:value="113255" calcext:value-type="float">
            <text:p>1132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111833" calcext:value-type="float">
            <text:p>1118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  <table:table-cell office:value-type="float" office:value="113052" calcext:value-type="float">
            <text:p>1130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7" calcext:value-type="float">
            <text:p>77</text:p>
          </table:table-cell>
          <table:table-cell office:value-type="float" office:value="92487" calcext:value-type="float">
            <text:p>924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8" calcext:value-type="float">
            <text:p>78</text:p>
          </table:table-cell>
          <table:table-cell office:value-type="float" office:value="87208" calcext:value-type="float">
            <text:p>87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9" calcext:value-type="float">
            <text:p>79</text:p>
          </table:table-cell>
          <table:table-cell office:value-type="float" office:value="80734" calcext:value-type="float">
            <text:p>807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71497" calcext:value-type="float">
            <text:p>714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  <table:table-cell office:value-type="float" office:value="68127" calcext:value-type="float">
            <text:p>681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2" calcext:value-type="float">
            <text:p>82</text:p>
          </table:table-cell>
          <table:table-cell office:value-type="float" office:value="61943" calcext:value-type="float">
            <text:p>619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3" calcext:value-type="float">
            <text:p>83</text:p>
          </table:table-cell>
          <table:table-cell office:value-type="float" office:value="58331" calcext:value-type="float">
            <text:p>583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4" calcext:value-type="float">
            <text:p>84</text:p>
          </table:table-cell>
          <table:table-cell office:value-type="float" office:value="54394" calcext:value-type="float">
            <text:p>54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  <table:table-cell office:value-type="float" office:value="49346" calcext:value-type="float">
            <text:p>493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6" calcext:value-type="float">
            <text:p>86</text:p>
          </table:table-cell>
          <table:table-cell office:value-type="float" office:value="44879" calcext:value-type="float">
            <text:p>448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7" calcext:value-type="float">
            <text:p>87</text:p>
          </table:table-cell>
          <table:table-cell office:value-type="float" office:value="39801" calcext:value-type="float">
            <text:p>39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8" calcext:value-type="float">
            <text:p>88</text:p>
          </table:table-cell>
          <table:table-cell office:value-type="float" office:value="34889" calcext:value-type="float">
            <text:p>34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9" calcext:value-type="float">
            <text:p>89</text:p>
          </table:table-cell>
          <table:table-cell office:value-type="float" office:value="30079" calcext:value-type="float">
            <text:p>3007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0" calcext:value-type="float">
            <text:p>90</text:p>
          </table:table-cell>
          <table:table-cell office:value-type="float" office:value="26593" calcext:value-type="float">
            <text:p>265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1" calcext:value-type="float">
            <text:p>91</text:p>
          </table:table-cell>
          <table:table-cell office:value-type="float" office:value="22916" calcext:value-type="float">
            <text:p>229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2" calcext:value-type="float">
            <text:p>92</text:p>
          </table:table-cell>
          <table:table-cell office:value-type="float" office:value="20405" calcext:value-type="float">
            <text:p>204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3" calcext:value-type="float">
            <text:p>93</text:p>
          </table:table-cell>
          <table:table-cell office:value-type="float" office:value="17315" calcext:value-type="float">
            <text:p>173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4" calcext:value-type="float">
            <text:p>94</text:p>
          </table:table-cell>
          <table:table-cell office:value-type="float" office:value="13687" calcext:value-type="float">
            <text:p>136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5" calcext:value-type="float">
            <text:p>95</text:p>
          </table:table-cell>
          <table:table-cell office:value-type="float" office:value="10837" calcext:value-type="float">
            <text:p>108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  <table:table-cell office:value-type="float" office:value="8033" calcext:value-type="float">
            <text:p>80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7" calcext:value-type="float">
            <text:p>97</text:p>
          </table:table-cell>
          <table:table-cell office:value-type="float" office:value="6278" calcext:value-type="float">
            <text:p>62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8" calcext:value-type="float">
            <text:p>98</text:p>
          </table:table-cell>
          <table:table-cell office:value-type="float" office:value="4471" calcext:value-type="float">
            <text:p>4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2928" calcext:value-type="float">
            <text:p>29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4715" calcext:value-type="float">
            <text:p>471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11T16:11:01.901000000</dc:date>
    <meta:editing-duration>PT4M27S</meta:editing-duration>
    <meta:editing-cycles>1</meta:editing-cycles>
    <meta:document-statistic meta:table-count="1" meta:cell-count="850" meta:object-count="0"/>
    <meta:generator>LibreOffice/7.0.0.3$Windows_X86_64 LibreOffice_project/8061b3e9204bef6b321a21033174034a5e2ea88e</meta:generator>
  </office:meta>
</office:document-meta>
</file>